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shapes>
          <draw:frame draw:z-index="0" draw:style-name="gr1" draw:text-style-name="P1" svg:width="29.111cm" svg:height="9.005cm" svg:x="7.385cm" svg:y="0cm">
            <draw:object draw:notify-on-update-of-ranges="dados.A1:dados.B1 dados.A2:dados.B19 dados.C1:dados.C1 dados.C2:dados.C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9.387cm" svg:height="9.005cm" svg:x="7.25cm" svg:y="9.324cm">
            <draw:object draw:notify-on-update-of-ranges="dados.A21:dados.B21 dados.A22:dados.B39 dados.C21:dados.C21 dados.C22:dados.C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4" table:number-columns-repeated="46" table:default-cell-style-name="ce1"/>
        <table:table-row table:style-name="ro1">
          <table:table-cell table:style-name="ce3" office:value-type="string" calcext:value-type="string">
            <text:p>rodad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roca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</text:p>
          </table:table-cell>
          <table:table-cell office:value-type="float" office:value="225727034" calcext:value-type="float">
            <text:p>225727034</text:p>
          </table:table-cell>
          <table:table-cell table:style-name="ce6"/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  <table:table-cell office:value-type="float" office:value="419944" calcext:value-type="float">
            <text:p>419944</text:p>
          </table:table-cell>
          <table:table-cell table:style-name="ce6"/>
          <table:table-cell table:number-columns-repeated="13"/>
          <table:table-cell table:style-name="ce7" office:value-type="string" calcext:value-type="string">
            <text:p>Alunos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225727034" calcext:value-type="float">
            <text:p>225727034</text:p>
          </table:table-cell>
          <table:table-cell table:style-name="ce6"/>
          <table:table-cell table:number-columns-repeated="13"/>
          <table:table-cell table:style-name="ce8" office:value-type="string" calcext:value-type="string">
            <text:p>Hemílio Lauro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table:style-name="ce6"/>
          <table:table-cell table:number-columns-repeated="13"/>
          <table:table-cell table:style-name="ce8" office:value-type="string" calcext:value-type="string">
            <text:p>Luciano Monteiro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6"/>
          <table:table-cell table:number-columns-repeated="13"/>
          <table:table-cell table:style-name="ce8" office:value-type="string" calcext:value-type="string">
            <text:p>Matheus Barbosa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524509" calcext:value-type="float">
            <text:p>524509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BBLE</text:p>
          </table:table-cell>
          <table:table-cell office:value-type="float" office:value="225750058" calcext:value-type="float">
            <text:p>225750058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P</text:p>
          </table:table-cell>
          <table:table-cell office:value-type="float" office:value="839823" calcext:value-type="float">
            <text:p>839823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225750058" calcext:value-type="float">
            <text:p>225750058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29998" calcext:value-type="float">
            <text:p>29998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551437" calcext:value-type="float">
            <text:p>551437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BBLE</text:p>
          </table:table-cell>
          <table:table-cell office:value-type="float" office:value="224248620" calcext:value-type="float">
            <text:p>224248620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P</text:p>
          </table:table-cell>
          <table:table-cell office:value-type="float" office:value="1259876" calcext:value-type="float">
            <text:p>1259876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224248620" calcext:value-type="float">
            <text:p>224248620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office:value-type="float" office:value="29999" calcext:value-type="float">
            <text:p>29999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29999" calcext:value-type="float">
            <text:p>29999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574844" calcext:value-type="float">
            <text:p>574844</text:p>
          </table:table-cell>
          <table:table-cell table:style-name="ce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rodad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empo(segundos)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</text:p>
          </table:table-cell>
          <table:table-cell table:style-name="ce5" office:value-type="float" office:value="106.168331623077" calcext:value-type="float">
            <text:p>106,168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  <table:table-cell table:style-name="ce5" office:value-type="float" office:value="0.271294116973877" calcext:value-type="float">
            <text:p>0,271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table:style-name="ce5" office:value-type="float" office:value="46.174302816391" calcext:value-type="float">
            <text:p>46,174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table:style-name="ce5" office:value-type="float" office:value="0.107665777206421" calcext:value-type="float">
            <text:p>0,107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table:style-name="ce5" office:value-type="float" office:value="32.9725005626678" calcext:value-type="float">
            <text:p>32,9725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style-name="ce5" office:value-type="float" office:value="0.235556840896606" calcext:value-type="float">
            <text:p>0,2356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BBLE</text:p>
          </table:table-cell>
          <table:table-cell table:style-name="ce5" office:value-type="float" office:value="104.023258447647" calcext:value-type="float">
            <text:p>104,023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P</text:p>
          </table:table-cell>
          <table:table-cell table:style-name="ce5" office:value-type="float" office:value="0.319625377655029" calcext:value-type="float">
            <text:p>0,3196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table:style-name="ce5" office:value-type="float" office:value="45.5144689083099" calcext:value-type="float">
            <text:p>45,5145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table:style-name="ce5" office:value-type="float" office:value="0.113404273986816" calcext:value-type="float">
            <text:p>0,1134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table:style-name="ce5" office:value-type="float" office:value="33.6727330684662" calcext:value-type="float">
            <text:p>33,672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style-name="ce5" office:value-type="float" office:value="0.253923892974854" calcext:value-type="float">
            <text:p>0,253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BBLE</text:p>
          </table:table-cell>
          <table:table-cell table:style-name="ce5" office:value-type="float" office:value="105.123779535294" calcext:value-type="float">
            <text:p>105,123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P</text:p>
          </table:table-cell>
          <table:table-cell table:style-name="ce5" office:value-type="float" office:value="0.268743753433228" calcext:value-type="float">
            <text:p>0,268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table:style-name="ce5" office:value-type="float" office:value="47.589949131012" calcext:value-type="float">
            <text:p>47,589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table:style-name="ce5" office:value-type="float" office:value="0.116540431976318" calcext:value-type="float">
            <text:p>0,1165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table:style-name="ce5" office:value-type="float" office:value="34.3155643939972" calcext:value-type="float">
            <text:p>34,3156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table:style-name="ce5" office:value-type="float" office:value="0.252354621887207" calcext:value-type="float">
            <text:p>0,2524</text:p>
          </table:table-cell>
          <table:table-cell table:style-name="Default"/>
          <table:table-cell table:number-columns-repeated="60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dados.A2:dados.D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6:54:32.0360837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6T17:39:42.801985526</dc:date>
    <meta:editing-duration>PT26M22S</meta:editing-duration>
    <meta:editing-cycles>5</meta:editing-cycles>
    <meta:generator>LibreOffice/6.4.6.2$Linux_X86_64 LibreOffice_project/40$Build-2</meta:generator>
    <meta:document-statistic meta:table-count="1" meta:cell-count="118" meta:object-count="2"/>
  </office:meta>
</office:document-meta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12cm" svg:height="9.006cm" xlink:href=".." xlink:type="simple" chart:class="chart:bar" chart:style-name="ch1">
        <chart:title svg:x="13.785cm" svg:y="0.316cm" chart:style-name="ch2">
          <text:p>Trocas</text:p>
        </chart:title>
        <chart:legend chart:legend-position="end" svg:x="27.404cm" svg:y="4.204cm" style:legend-expansion="high" chart:style-name="ch3"/>
        <chart:plot-area chart:style-name="ch4" table:cell-range-address="dados.A1:dados.C19" chart:data-source-has-labels="both" svg:x="0.582cm" svg:y="1.275cm" svg:width="26.24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6cm" svg:y="1.275cm" svg:width="23.4cm" svg:height="4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dados.A2:dados.B1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dados.C2:dados.C19" chart:label-cell-address="dados.C1:dados.C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ocas</text:p>
                <draw:g>
                  <svg:desc>dados.C1:dado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dados.A2:dados.B19</svg:desc>
                </draw:g>
              </table:table-cell>
              <table:table-cell office:value-type="float" office:value="225727034">
                <text:p>225727034</text:p>
                <draw:g>
                  <svg:desc>dados.C2:dados.C19</svg:desc>
                </draw:g>
              </table:table-cell>
            </table:table-row>
            <table:table-row>
              <table:table-cell office:value-type="float" office:value="1">
                <text:p>1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419944">
                <text:p>419944</text:p>
              </table:table-cell>
            </table:table-row>
            <table:table-row>
              <table:table-cell office:value-type="float" office:value="1">
                <text:p>1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225727034">
                <text:p>225727034</text:p>
              </table:table-cell>
            </table:table-row>
            <table:table-row>
              <table:table-cell office:value-type="float" office:value="1">
                <text:p>1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1">
                <text:p>1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1">
                <text:p>1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524509">
                <text:p>524509</text:p>
              </table:table-cell>
            </table:table-row>
            <table:table-row>
              <table:table-cell office:value-type="float" office:value="2">
                <text:p>2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</table:table-cell>
              <table:table-cell office:value-type="float" office:value="225750058">
                <text:p>225750058</text:p>
              </table:table-cell>
            </table:table-row>
            <table:table-row>
              <table:table-cell office:value-type="float" office:value="2">
                <text:p>2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839823">
                <text:p>839823</text:p>
              </table:table-cell>
            </table:table-row>
            <table:table-row>
              <table:table-cell office:value-type="float" office:value="2">
                <text:p>2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225750058">
                <text:p>225750058</text:p>
              </table:table-cell>
            </table:table-row>
            <table:table-row>
              <table:table-cell office:value-type="float" office:value="2">
                <text:p>2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29998">
                <text:p>29998</text:p>
              </table:table-cell>
            </table:table-row>
            <table:table-row>
              <table:table-cell office:value-type="float" office:value="2">
                <text:p>2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2">
                <text:p>2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551437">
                <text:p>551437</text:p>
              </table:table-cell>
            </table:table-row>
            <table:table-row>
              <table:table-cell office:value-type="float" office:value="3">
                <text:p>3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</table:table-cell>
              <table:table-cell office:value-type="float" office:value="224248620">
                <text:p>224248620</text:p>
              </table:table-cell>
            </table:table-row>
            <table:table-row>
              <table:table-cell office:value-type="float" office:value="3">
                <text:p>3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1259876">
                <text:p>1259876</text:p>
              </table:table-cell>
            </table:table-row>
            <table:table-row>
              <table:table-cell office:value-type="float" office:value="3">
                <text:p>3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224248620">
                <text:p>224248620</text:p>
              </table:table-cell>
            </table:table-row>
            <table:table-row>
              <table:table-cell office:value-type="float" office:value="3">
                <text:p>3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3">
                <text:p>3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29999">
                <text:p>29999</text:p>
              </table:table-cell>
            </table:table-row>
            <table:table-row>
              <table:table-cell office:value-type="float" office:value="3">
                <text:p>3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574844">
                <text:p>5748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88cm" svg:height="9.006cm" xlink:href=".." xlink:type="simple" chart:class="chart:bar" chart:style-name="ch1">
        <chart:title svg:x="13.817cm" svg:y="0.316cm" chart:style-name="ch2">
          <text:p>Tempos</text:p>
        </chart:title>
        <chart:legend chart:legend-position="end" svg:x="25.987cm" svg:y="4.204cm" style:legend-expansion="high" chart:style-name="ch3"/>
        <chart:plot-area chart:style-name="ch4" table:cell-range-address="dados.A21:dados.C39" chart:data-source-has-labels="both" svg:x="0.587cm" svg:y="1.275cm" svg:width="24.813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1.275cm" svg:width="22.19cm" svg:height="4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dados.A22:dados.B3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dados.C22:dados.C39" chart:label-cell-address="dados.C21:dados.C2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egundos)</text:p>
                <draw:g>
                  <svg:desc>dados.C21:dados.C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dados.A22:dados.B39</svg:desc>
                </draw:g>
              </table:table-cell>
              <table:table-cell office:value-type="float" office:value="106.168331623077">
                <text:p>106.168331623077</text:p>
                <draw:g>
                  <svg:desc>dados.C22:dados.C39</svg:desc>
                </draw:g>
              </table:table-cell>
            </table:table-row>
            <table:table-row>
              <table:table-cell office:value-type="float" office:value="1">
                <text:p>1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0.271294116973877">
                <text:p>0.271294116973877</text:p>
              </table:table-cell>
            </table:table-row>
            <table:table-row>
              <table:table-cell office:value-type="float" office:value="1">
                <text:p>1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46.174302816391">
                <text:p>46.174302816391</text:p>
              </table:table-cell>
            </table:table-row>
            <table:table-row>
              <table:table-cell office:value-type="float" office:value="1">
                <text:p>1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0.107665777206421">
                <text:p>0.107665777206421</text:p>
              </table:table-cell>
            </table:table-row>
            <table:table-row>
              <table:table-cell office:value-type="float" office:value="1">
                <text:p>1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32.9725005626678">
                <text:p>32.9725005626678</text:p>
              </table:table-cell>
            </table:table-row>
            <table:table-row>
              <table:table-cell office:value-type="float" office:value="1">
                <text:p>1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0.235556840896606">
                <text:p>0.235556840896606</text:p>
              </table:table-cell>
            </table:table-row>
            <table:table-row>
              <table:table-cell office:value-type="float" office:value="2">
                <text:p>2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</table:table-cell>
              <table:table-cell office:value-type="float" office:value="104.023258447647">
                <text:p>104.023258447647</text:p>
              </table:table-cell>
            </table:table-row>
            <table:table-row>
              <table:table-cell office:value-type="float" office:value="2">
                <text:p>2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0.319625377655029">
                <text:p>0.319625377655029</text:p>
              </table:table-cell>
            </table:table-row>
            <table:table-row>
              <table:table-cell office:value-type="float" office:value="2">
                <text:p>2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45.5144689083099">
                <text:p>45.5144689083099</text:p>
              </table:table-cell>
            </table:table-row>
            <table:table-row>
              <table:table-cell office:value-type="float" office:value="2">
                <text:p>2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0.113404273986816">
                <text:p>0.113404273986816</text:p>
              </table:table-cell>
            </table:table-row>
            <table:table-row>
              <table:table-cell office:value-type="float" office:value="2">
                <text:p>2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33.6727330684662">
                <text:p>33.6727330684662</text:p>
              </table:table-cell>
            </table:table-row>
            <table:table-row>
              <table:table-cell office:value-type="float" office:value="2">
                <text:p>2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0.253923892974854">
                <text:p>0.253923892974854</text:p>
              </table:table-cell>
            </table:table-row>
            <table:table-row>
              <table:table-cell office:value-type="float" office:value="3">
                <text:p>3 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</table:table-cell>
              <table:table-cell office:value-type="float" office:value="105.123779535294">
                <text:p>105.123779535294</text:p>
              </table:table-cell>
            </table:table-row>
            <table:table-row>
              <table:table-cell office:value-type="float" office:value="3">
                <text:p>3 HEAP</text:p>
                <text:list>
                  <text:list-item>
                    <text:p/>
                  </text:list-item>
                  <text:list-item>
                    <text:p>HEAP</text:p>
                  </text:list-item>
                </text:list>
              </table:table-cell>
              <table:table-cell office:value-type="float" office:value="0.268743753433228">
                <text:p>0.268743753433228</text:p>
              </table:table-cell>
            </table:table-row>
            <table:table-row>
              <table:table-cell office:value-type="float" office:value="3">
                <text:p>3 INSERTION</text:p>
                <text:list>
                  <text:list-item>
                    <text:p/>
                  </text:list-item>
                  <text:list-item>
                    <text:p>INSERTION</text:p>
                  </text:list-item>
                </text:list>
              </table:table-cell>
              <table:table-cell office:value-type="float" office:value="47.589949131012">
                <text:p>47.589949131012</text:p>
              </table:table-cell>
            </table:table-row>
            <table:table-row>
              <table:table-cell office:value-type="float" office:value="3">
                <text:p>3 QUICK</text:p>
                <text:list>
                  <text:list-item>
                    <text:p/>
                  </text:list-item>
                  <text:list-item>
                    <text:p>QUICK</text:p>
                  </text:list-item>
                </text:list>
              </table:table-cell>
              <table:table-cell office:value-type="float" office:value="0.116540431976318">
                <text:p>0.116540431976318</text:p>
              </table:table-cell>
            </table:table-row>
            <table:table-row>
              <table:table-cell office:value-type="float" office:value="3">
                <text:p>3 SELECTION</text:p>
                <text:list>
                  <text:list-item>
                    <text:p/>
                  </text:list-item>
                  <text:list-item>
                    <text:p>SELECTION</text:p>
                  </text:list-item>
                </text:list>
              </table:table-cell>
              <table:table-cell office:value-type="float" office:value="34.3155643939972">
                <text:p>34.3155643939972</text:p>
              </table:table-cell>
            </table:table-row>
            <table:table-row>
              <table:table-cell office:value-type="float" office:value="3">
                <text:p>3 SHELL</text:p>
                <text:list>
                  <text:list-item>
                    <text:p/>
                  </text:list-item>
                  <text:list-item>
                    <text:p>SHELL</text:p>
                  </text:list-item>
                </text:list>
              </table:table-cell>
              <table:table-cell office:value-type="float" office:value="0.252354621887207">
                <text:p>0.2523546218872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